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ibliography">
      <style:paragraph-properties fo:margin-left="1.27cm" fo:text-indent="-1.27cm" style:auto-text-indent="false"/>
    </style:style>
    <style:style style:name="P2" style:family="paragraph" style:parent-style-name="Heading_20_1">
      <style:paragraph-properties fo:margin-top="0.423cm" fo:margin-bottom="0cm" style:contextual-spacing="false"/>
      <style:text-properties fo:color="#000000" loext:opacity="100%" style:font-name="Calibri" fo:font-size="11pt" fo:language="nl" fo:country="NL" fo:font-weight="bold" style:font-size-asian="11pt" style:font-weight-asian="bold" style:font-name-complex="Calibri1" style:font-size-complex="11pt" style:font-weight-complex="bold">
        <loext:char-complex-color loext:theme-type="dark1" loext:color-type="theme"/>
      </style:text-properties>
    </style:style>
    <style:style style:name="P3" style:family="paragraph" style:parent-style-name="Standard">
      <style:paragraph-properties fo:margin-top="0cm" fo:margin-bottom="0.282cm" style:contextual-spacing="false"/>
      <style:text-properties style:font-name-complex="Calibri1"/>
    </style:style>
    <style:style style:name="T1" style:family="text">
      <style:text-properties fo:color="#000000" loext:opacity="100%" style:font-name="Calibri" fo:font-size="11pt" fo:language="nl" fo:country="NL" fo:font-weight="bold" style:font-size-asian="11pt" style:font-weight-asian="bold" style:font-name-complex="Calibri1" style:font-size-complex="11pt" style:font-weight-complex="bold">
        <loext:char-complex-color loext:theme-type="dark1" loext:color-type="theme"/>
      </style:text-properties>
    </style:style>
    <style:style style:name="T2" style:family="text">
      <style:text-properties style:font-name-complex="Calibri1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language="de" fo:country="DE" style:font-name-complex="Calibri1"/>
    </style:style>
    <style:style style:name="T5" style:family="text">
      <style:text-properties fo:language="en" fo:country="US" fo:font-style="italic" style:font-style-asian="italic" style:font-name-complex="Calibri1" style:font-style-complex="italic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font-style="italic" style:font-style-asian="italic" style:font-name-complex="Calibri1" style:font-style-complex="italic"/>
    </style:style>
    <style:style style:name="T8" style:family="text">
      <style:text-properties fo:language="fr" fo:country="FR" style:font-name-complex="Calibri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loext:marker-style-name="T1"/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1" loext:marker-style-name="T3"><text:span text:style-name="T2">dhr. Poelstra (2023). Gastcollege - Poelstra B.V. Groningen.</text:span><text:span text:style-name="T3"/></text:p>
          <text:p text:style-name="P1" loext:marker-style-name="T2"><text:span text:style-name="T4">L. Daft, R., Murphy, J., &amp; Willmott, H. (2020). </text:span><text:span text:style-name="T5">Organization Theory &amp; Design: An International Perspective.</text:span><text:span text:style-name="T6"> </text:span><text:span text:style-name="T2">Cengage Learning Emea.</text:span></text:p>
          <text:p text:style-name="P1" loext:marker-style-name="T2"><text:span text:style-name="T7">Poelstra</text:span><text:span text:style-name="T2">. (sd). Opgehaald van Poelstra Machinefabriek Groningen: https://www.poelstra-machinefabriek.nl/poelstra</text:span></text:p>
          <text:p text:style-name="P1" loext:marker-style-name="T2"><text:span text:style-name="T8">prof dr I.F.A. Vis. </text:span><text:span text:style-name="T2">(sd). </text:span><text:span text:style-name="T7">Slides - Hoorcollege 1, 2 en 3.</text:span><text:span text:style-name="T2"> </text:span></text:p>
          <text:p text:style-name="P3" loext:marker-style-name="T2"/>
        </text:index-body>
      </text:bibliography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nl" fo:country="NL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nl" fo:country="NL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Footnote_20_Text_20_Char" style:display-name="Footnote Text Char" style:family="text" style:parent-style-name="Default_20_Paragraph_20_Font_20__28_WW_29_" loext:linked-style-name="Footnote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Kantoorthema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1:58:00</meta:creation-date>
    <meta:initial-creator>Bas Noordhoek</meta:initial-creator>
    <dc:language>en-AU</dc:language>
    <dc:date>2023-12-08T14:41:33</dc:date>
    <meta:editing-cycles>185</meta:editing-cycles>
    <meta:editing-duration>PT1M</meta:editing-duration>
    <meta:generator>LibreOfficeDev/24.2.0.0.alpha1$Linux_X86_64 LibreOffice_project/0ddd9f7e055a0c1ecb120de3e40c3fdb8373e9dc</meta:generator>
    <meta:document-statistic meta:table-count="0" meta:image-count="0" meta:object-count="0" meta:page-count="1" meta:paragraph-count="4" meta:word-count="47" meta:character-count="360" meta:non-whitespace-character-count="316"/>
    <meta:user-defined meta:name="AppVersion">15.0000</meta:user-defined>
    <meta:template xlink:type="simple" xlink:actuate="onRequest" xlink:title="Normal.dotm" xlink:href=""/>
  </office:meta>
</office:document-meta>
</file>